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background-color="transparent">
        <style:background-image/>
      </style:table-row-properties>
    </style:style>
    <style:style style:name="Tabla1.A1" style:family="table-cell">
      <style:table-cell-properties fo:background-color="#81d41a"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7b5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b4c7dc" fo:padding="0.097cm" fo:border-left="0.05pt solid #000000" fo:border-right="none" fo:border-top="none" fo:border-bottom="0.05pt solid #000000">
        <style:background-image/>
      </style:table-cell-properties>
    </style:style>
    <style:style style:name="Tabla1.B3"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fo:font-weight="bold" officeooo:rsid="00030701" officeooo:paragraph-rsid="00030701" style:font-weight-asian="bold" style:font-weight-complex="bold"/>
    </style:style>
    <style:style style:name="P2" style:family="paragraph" style:parent-style-name="Standard">
      <style:text-properties officeooo:rsid="00030701" officeooo:paragraph-rsid="00030701"/>
    </style:style>
    <style:style style:name="P3" style:family="paragraph" style:parent-style-name="Standard">
      <style:text-properties style:text-underline-style="solid" style:text-underline-width="auto" style:text-underline-color="font-color" fo:font-weight="bold" officeooo:rsid="00030701" officeooo:paragraph-rsid="0003070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53a38" officeooo:paragraph-rsid="00053a38" style:font-weight-asian="bold" style:font-weight-complex="bold"/>
    </style:style>
    <style:style style:name="P5" style:family="paragraph" style:parent-style-name="Standard">
      <style:text-properties fo:font-size="15pt" fo:font-weight="bold" officeooo:rsid="000649ec" officeooo:paragraph-rsid="000f37ba" style:font-size-asian="15pt" style:font-weight-asian="bold" style:font-size-complex="15pt" style:font-weight-complex="bold"/>
    </style:style>
    <style:style style:name="P6" style:family="paragraph" style:parent-style-name="Standard">
      <style:text-properties fo:font-size="15pt" fo:font-weight="bold" officeooo:rsid="0016d63b" officeooo:paragraph-rsid="0016d63b"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style="italic" style:text-underline-style="none" fo:font-weight="bold" officeooo:rsid="0003935f" officeooo:paragraph-rsid="0003935f" style:font-size-asian="15pt" style:font-style-asian="italic" style:font-weight-asian="bold" style:font-size-complex="15pt" style:font-style-complex="italic" style:font-weight-complex="bold"/>
    </style:style>
    <style:style style:name="P8" style:family="paragraph" style:parent-style-name="Standard">
      <style:paragraph-properties fo:text-align="start" style:justify-single-word="false"/>
      <style:text-properties fo:font-size="15pt" fo:font-style="italic" style:text-underline-style="none" fo:font-weight="bold" officeooo:rsid="0003935f" officeooo:paragraph-rsid="0003935f" style:font-size-asian="15pt" style:font-style-asian="italic" style:font-weight-asian="bold" style:font-size-complex="15pt" style:font-style-complex="italic" style:font-weight-complex="bold"/>
    </style:style>
    <style:style style:name="P9" style:family="paragraph" style:parent-style-name="Standard">
      <style:text-properties fo:font-size="15pt" fo:font-weight="normal" officeooo:rsid="000649ec" officeooo:paragraph-rsid="000f37ba" style:font-size-asian="15pt" style:font-weight-asian="normal" style:font-size-complex="15pt" style:font-weight-complex="normal"/>
    </style:style>
    <style:style style:name="P10" style:family="paragraph" style:parent-style-name="Standard">
      <style:text-properties officeooo:paragraph-rsid="00030701"/>
    </style:style>
    <style:style style:name="P11" style:family="paragraph" style:parent-style-name="Standard">
      <style:text-properties officeooo:rsid="00053a38" officeooo:paragraph-rsid="00053a38"/>
    </style:style>
    <style:style style:name="P12" style:family="paragraph" style:parent-style-name="Standard">
      <style:text-properties fo:font-size="12pt" fo:font-weight="normal" officeooo:rsid="0006fb96" officeooo:paragraph-rsid="0006fb96" style:font-size-asian="12pt" style:font-weight-asian="normal" style:font-size-complex="12pt" style:font-weight-complex="normal"/>
    </style:style>
    <style:style style:name="P13" style:family="paragraph" style:parent-style-name="Standard">
      <style:text-properties fo:font-size="12pt" fo:font-weight="normal" officeooo:rsid="0008038d" officeooo:paragraph-rsid="0008038d" style:font-size-asian="12pt" style:font-weight-asian="normal" style:font-size-complex="12pt" style:font-weight-complex="normal"/>
    </style:style>
    <style:style style:name="P14" style:family="paragraph" style:parent-style-name="Standard">
      <style:text-properties fo:font-size="12pt" fo:font-weight="normal" officeooo:rsid="0008038d" officeooo:paragraph-rsid="000df8a9" style:font-size-asian="12pt" style:font-weight-asian="normal" style:font-size-complex="12pt" style:font-weight-complex="normal"/>
    </style:style>
    <style:style style:name="P15" style:family="paragraph" style:parent-style-name="Standard">
      <style:text-properties fo:font-size="12pt" fo:font-weight="normal" officeooo:rsid="0009800a" officeooo:paragraph-rsid="00105556" style:font-size-asian="12pt" style:font-weight-asian="normal" style:font-size-complex="12pt" style:font-weight-complex="normal"/>
    </style:style>
    <style:style style:name="P16" style:family="paragraph" style:parent-style-name="Standard">
      <style:text-properties fo:font-size="12pt" fo:font-weight="normal" officeooo:rsid="000af4c3" officeooo:paragraph-rsid="000af4c3" style:font-size-asian="12pt" style:font-weight-asian="normal" style:font-size-complex="12pt" style:font-weight-complex="normal"/>
    </style:style>
    <style:style style:name="P17" style:family="paragraph" style:parent-style-name="Standard">
      <style:text-properties fo:font-size="12pt" fo:font-weight="normal" officeooo:rsid="000af4c3" officeooo:paragraph-rsid="0009800a" style:font-size-asian="12pt" style:font-weight-asian="normal" style:font-size-complex="12pt" style:font-weight-complex="normal"/>
    </style:style>
    <style:style style:name="P18" style:family="paragraph" style:parent-style-name="Standard">
      <style:text-properties fo:font-size="12pt" fo:font-weight="normal" officeooo:rsid="000af4c3" officeooo:paragraph-rsid="00105556" style:font-size-asian="12pt" style:font-weight-asian="normal" style:font-size-complex="12pt" style:font-weight-complex="normal"/>
    </style:style>
    <style:style style:name="P19" style:family="paragraph" style:parent-style-name="Standard">
      <style:text-properties fo:font-size="12pt" style:text-underline-style="solid" style:text-underline-width="auto" style:text-underline-color="font-color" fo:font-weight="bold" officeooo:rsid="0006fb96" officeooo:paragraph-rsid="0006fb96" style:font-size-asian="12pt" style:font-weight-asian="bold" style:font-size-complex="12pt" style:font-weight-complex="bold"/>
    </style:style>
    <style:style style:name="P20" style:family="paragraph" style:parent-style-name="Standard">
      <style:text-properties fo:font-size="12pt" fo:font-style="italic" style:text-underline-style="solid" style:text-underline-width="auto" style:text-underline-color="font-color" fo:font-weight="normal" officeooo:rsid="0008038d" officeooo:paragraph-rsid="0008038d" style:font-size-asian="12pt" style:font-style-asian="italic" style:font-weight-asian="normal" style:font-size-complex="12pt" style:font-style-complex="italic" style:font-weight-complex="normal"/>
    </style:style>
    <style:style style:name="P21" style:family="paragraph" style:parent-style-name="Standard">
      <style:text-properties officeooo:paragraph-rsid="0009800a"/>
    </style:style>
    <style:style style:name="P22" style:family="paragraph" style:parent-style-name="Standard">
      <style:text-properties officeooo:paragraph-rsid="00062ef7"/>
    </style:style>
    <style:style style:name="P23" style:family="paragraph" style:parent-style-name="Standard">
      <style:text-properties officeooo:paragraph-rsid="000f37ba"/>
    </style:style>
    <style:style style:name="P24" style:family="paragraph" style:parent-style-name="Standard">
      <style:text-properties officeooo:paragraph-rsid="00105556"/>
    </style:style>
    <style:style style:name="P25" style:family="paragraph" style:parent-style-name="Standard">
      <style:text-properties fo:font-weight="bold" officeooo:rsid="001d20e2" officeooo:paragraph-rsid="001d20e2" style:font-weight-asian="bold" style:font-weight-complex="bold"/>
    </style:style>
    <style:style style:name="P26" style:family="paragraph" style:parent-style-name="Standard">
      <style:text-properties officeooo:paragraph-rsid="00190c46"/>
    </style:style>
    <style:style style:name="P27" style:family="paragraph" style:parent-style-name="Standard">
      <style:text-properties officeooo:paragraph-rsid="0008038d"/>
    </style:style>
    <style:style style:name="P28" style:family="paragraph" style:parent-style-name="Standard">
      <style:text-properties officeooo:paragraph-rsid="001bc2ff"/>
    </style:style>
    <style:style style:name="P29" style:family="paragraph" style:parent-style-name="Standard">
      <style:text-properties officeooo:paragraph-rsid="0016d63b"/>
    </style:style>
    <style:style style:name="P30" style:family="paragraph" style:parent-style-name="Standard">
      <style:text-properties officeooo:rsid="00153cfc" officeooo:paragraph-rsid="001bc2ff"/>
    </style:style>
    <style:style style:name="P31" style:family="paragraph" style:parent-style-name="Standard">
      <style:text-properties officeooo:paragraph-rsid="001d20e2"/>
    </style:style>
    <style:style style:name="P32" style:family="paragraph" style:parent-style-name="Standard">
      <style:text-properties officeooo:rsid="001d20e2" officeooo:paragraph-rsid="001d20e2"/>
    </style:style>
    <style:style style:name="P33" style:family="paragraph" style:parent-style-name="Standard">
      <style:text-properties officeooo:rsid="001e3814" officeooo:paragraph-rsid="001e3814"/>
    </style:style>
    <style:style style:name="P34" style:family="paragraph" style:parent-style-name="Table_20_Contents">
      <style:text-properties fo:font-size="12pt" fo:font-weight="bold" officeooo:rsid="00153cfc" officeooo:paragraph-rsid="00153cfc" style:font-size-asian="12pt" style:font-weight-asian="bold" style:font-size-complex="12pt" style:font-weight-complex="bold"/>
    </style:style>
    <style:style style:name="P35" style:family="paragraph" style:parent-style-name="Table_20_Contents">
      <style:text-properties fo:font-size="12pt" officeooo:rsid="0016d63b" officeooo:paragraph-rsid="0016d63b" style:font-size-asian="12pt" style:font-size-complex="12pt"/>
    </style:style>
    <style:style style:name="P36" style:family="paragraph" style:parent-style-name="Table_20_Contents">
      <style:text-properties fo:font-size="12pt" officeooo:rsid="001cbadf" officeooo:paragraph-rsid="001cbadf" style:font-size-asian="12pt" style:font-size-complex="12pt"/>
    </style:style>
    <style:style style:name="P37" style:family="paragraph" style:parent-style-name="Table_20_Contents">
      <style:text-properties officeooo:rsid="001cbadf" officeooo:paragraph-rsid="001cbadf"/>
    </style:style>
    <style:style style:name="P38" style:family="paragraph" style:parent-style-name="Table_20_Contents">
      <style:text-properties fo:font-size="12pt" officeooo:rsid="001cbadf" officeooo:paragraph-rsid="001cbadf" style:font-size-asian="12pt" style:font-size-complex="12pt"/>
    </style:style>
    <style:style style:name="P39" style:family="paragraph" style:parent-style-name="Standard">
      <style:text-properties style:text-line-through-style="none" style:text-line-through-type="none" style:text-underline-style="none" officeooo:rsid="0016d63b" officeooo:paragraph-rsid="00030701"/>
    </style:style>
    <style:style style:name="P40" style:family="paragraph" style:parent-style-name="Standard" style:list-style-name="L1">
      <style:text-properties officeooo:rsid="0006fb96" officeooo:paragraph-rsid="0006fb96"/>
    </style:style>
    <style:style style:name="P41" style:family="paragraph" style:parent-style-name="Standard">
      <style:text-properties fo:font-size="15pt" style:text-underline-style="none" fo:font-weight="bold" officeooo:rsid="001d20e2" officeooo:paragraph-rsid="001bc2ff" style:font-size-asian="15pt" style:font-weight-asian="bold" style:font-size-complex="15pt" style:font-weight-complex="bold"/>
    </style:style>
    <style:style style:name="P42" style:family="paragraph" style:parent-style-name="Standard">
      <style:text-properties fo:font-size="12pt" style:text-underline-style="none" fo:font-weight="normal" officeooo:rsid="001d20e2" officeooo:paragraph-rsid="001bc2ff" style:font-size-asian="12pt" style:font-weight-asian="normal" style:font-size-complex="12pt" style:font-weight-complex="normal"/>
    </style:style>
    <style:style style:name="P43" style:family="paragraph" style:parent-style-name="Standard">
      <style:text-properties fo:font-weight="bold" officeooo:rsid="001d20e2" officeooo:paragraph-rsid="001d20e2" style:font-weight-asian="bold" style:font-weight-complex="bold"/>
    </style:style>
    <style:style style:name="P44" style:family="paragraph" style:parent-style-name="Standard">
      <style:text-properties officeooo:paragraph-rsid="001bc2ff"/>
    </style:style>
    <style:style style:name="P45" style:family="paragraph" style:parent-style-name="Standard">
      <style:text-properties officeooo:rsid="00153cfc" officeooo:paragraph-rsid="00153cfc"/>
    </style:style>
    <style:style style:name="P46" style:family="paragraph" style:parent-style-name="Standard">
      <style:text-properties officeooo:paragraph-rsid="001d20e2"/>
    </style:style>
    <style:style style:name="P47" style:family="paragraph" style:parent-style-name="Standard">
      <style:text-properties officeooo:paragraph-rsid="00206341"/>
    </style:style>
    <style:style style:name="T1" style:family="text">
      <style:text-properties officeooo:rsid="00105556"/>
    </style:style>
    <style:style style:name="T2" style:family="text">
      <style:text-properties officeooo:rsid="00030701"/>
    </style:style>
    <style:style style:name="T3" style:family="text">
      <style:text-properties officeooo:rsid="0003935f"/>
    </style:style>
    <style:style style:name="T4" style:family="text">
      <style:text-properties officeooo:rsid="00062ef7"/>
    </style:style>
    <style:style style:name="T5" style:family="text">
      <style:text-properties officeooo:rsid="00064e8a"/>
    </style:style>
    <style:style style:name="T6" style:family="text">
      <style:text-properties officeooo:rsid="0008038d"/>
    </style:style>
    <style:style style:name="T7" style:family="text">
      <style:text-properties officeooo:rsid="0009800a"/>
    </style:style>
    <style:style style:name="T8" style:family="text">
      <style:text-properties fo:font-size="12pt" style:text-underline-style="solid" style:text-underline-width="auto" style:text-underline-color="font-color" fo:font-weight="bold" officeooo:rsid="0008038d" style:font-size-asian="12pt" style:font-weight-asian="bold" style:font-size-complex="12pt" style:font-weight-complex="bold"/>
    </style:style>
    <style:style style:name="T9" style:family="text">
      <style:text-properties fo:font-size="12pt" style:text-underline-style="solid" style:text-underline-width="auto" style:text-underline-color="font-color" fo:font-weight="bold" officeooo:rsid="0009800a" style:font-size-asian="12pt" style:font-weight-asian="bold" style:font-size-complex="12pt" style:font-weight-complex="bold"/>
    </style:style>
    <style:style style:name="T10" style:family="text">
      <style:text-properties fo:font-size="12pt" style:text-underline-style="solid" style:text-underline-width="auto" style:text-underline-color="font-color" fo:font-weight="bold" officeooo:rsid="0006fb96" style:font-size-asian="12pt" style:font-weight-asian="bold" style:font-size-complex="12pt" style:font-weight-complex="bold"/>
    </style:style>
    <style:style style:name="T11" style:family="text">
      <style:text-properties fo:font-size="12pt" fo:font-weight="normal" officeooo:rsid="0008038d" style:font-size-asian="12pt" style:font-weight-asian="normal" style:font-size-complex="12pt" style:font-weight-complex="normal"/>
    </style:style>
    <style:style style:name="T12" style:family="text">
      <style:text-properties fo:font-size="12pt" fo:font-weight="normal" officeooo:rsid="0009800a" style:font-size-asian="12pt" style:font-weight-asian="normal" style:font-size-complex="12pt" style:font-weight-complex="normal"/>
    </style:style>
    <style:style style:name="T13" style:family="text">
      <style:text-properties fo:font-size="12pt" fo:font-weight="normal" officeooo:rsid="000af4c3" style:font-size-asian="12pt" style:font-weight-asian="normal" style:font-size-complex="12pt" style:font-weight-complex="normal"/>
    </style:style>
    <style:style style:name="T14" style:family="text">
      <style:text-properties fo:font-size="12pt" fo:font-weight="normal" officeooo:rsid="000bc299" style:font-size-asian="12pt" style:font-weight-asian="normal" style:font-size-complex="12pt" style:font-weight-complex="normal"/>
    </style:style>
    <style:style style:name="T15" style:family="text">
      <style:text-properties fo:font-size="12pt" fo:font-weight="normal" officeooo:rsid="000ca572" style:font-size-asian="12pt" style:font-weight-asian="normal" style:font-size-complex="12pt" style:font-weight-complex="normal"/>
    </style:style>
    <style:style style:name="T16" style:family="text">
      <style:text-properties fo:font-size="12pt" fo:font-weight="normal" officeooo:rsid="000f37ba" style:font-size-asian="12pt" style:font-weight-asian="normal" style:font-size-complex="12pt" style:font-weight-complex="normal"/>
    </style:style>
    <style:style style:name="T17" style:family="text">
      <style:text-properties fo:font-size="12pt" fo:font-weight="normal" officeooo:rsid="00105556" style:font-size-asian="12pt" style:font-weight-asian="normal" style:font-size-complex="12pt" style:font-weight-complex="normal"/>
    </style:style>
    <style:style style:name="T18" style:family="text">
      <style:text-properties fo:font-size="12pt" fo:font-weight="normal" officeooo:rsid="00190c46"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officeooo:rsid="000649ec" style:font-size-asian="12pt" style:font-size-complex="12pt"/>
    </style:style>
    <style:style style:name="T21" style:family="text">
      <style:text-properties fo:font-size="12pt" officeooo:rsid="000f37ba" style:font-size-asian="12pt" style:font-size-complex="12pt"/>
    </style:style>
    <style:style style:name="T22" style:family="text">
      <style:text-properties fo:font-size="12pt" officeooo:rsid="00064e8a" style:font-size-asian="12pt" style:font-size-complex="12pt"/>
    </style:style>
    <style:style style:name="T23" style:family="text">
      <style:text-properties fo:font-size="12pt" officeooo:rsid="001cbadf" style:font-size-asian="12pt" style:font-size-complex="12pt"/>
    </style:style>
    <style:style style:name="T24" style:family="text">
      <style:text-properties fo:font-size="12pt" style:text-underline-style="none" fo:font-weight="normal" officeooo:rsid="001d20e2" style:font-size-asian="12pt" style:font-weight-asian="normal" style:font-size-complex="12pt" style:font-weight-complex="normal"/>
    </style:style>
    <style:style style:name="T25" style:family="text">
      <style:text-properties fo:font-size="12pt" style:text-underline-style="none" fo:font-weight="normal" officeooo:rsid="00206341" style:font-size-asian="12pt" style:font-weight-asian="normal" style:font-size-complex="12pt" style:font-weight-complex="normal"/>
    </style:style>
    <style:style style:name="T26" style:family="text">
      <style:text-properties fo:font-size="12pt" style:text-underline-style="none" fo:font-weight="normal" officeooo:rsid="00214932" style:font-size-asian="12pt" style:font-weight-asian="normal" style:font-size-complex="12pt" style:font-weight-complex="normal"/>
    </style:style>
    <style:style style:name="T27" style:family="text">
      <style:text-properties officeooo:rsid="000ca572"/>
    </style:style>
    <style:style style:name="T28" style:family="text">
      <style:text-properties officeooo:rsid="000df8a9"/>
    </style:style>
    <style:style style:name="T29" style:family="text">
      <style:text-properties officeooo:rsid="000f37ba"/>
    </style:style>
    <style:style style:name="T30" style:family="text">
      <style:text-properties fo:font-size="15pt" fo:font-weight="normal" officeooo:rsid="000649ec" style:font-size-asian="15pt" style:font-weight-asian="normal" style:font-size-complex="15pt" style:font-weight-complex="normal"/>
    </style:style>
    <style:style style:name="T31" style:family="text">
      <style:text-properties fo:font-size="15pt" style:text-underline-style="none" fo:font-weight="bold" officeooo:rsid="0016d63b" style:font-size-asian="15pt" style:font-weight-asian="bold" style:font-size-complex="15pt" style:font-weight-complex="bold"/>
    </style:style>
    <style:style style:name="T32" style:family="text">
      <style:text-properties fo:font-size="15pt" style:text-underline-style="none" fo:font-weight="bold" officeooo:rsid="001bc2ff" style:font-size-asian="15pt" style:font-weight-asian="bold" style:font-size-complex="15pt" style:font-weight-complex="bold"/>
    </style:style>
    <style:style style:name="T33" style:family="text">
      <style:text-properties fo:font-size="15pt" style:text-underline-style="none" fo:font-weight="bold" officeooo:rsid="001d20e2" style:font-size-asian="15pt" style:font-weight-asian="bold" style:font-size-complex="15pt" style:font-weight-complex="bold"/>
    </style:style>
    <style:style style:name="T34" style:family="text">
      <style:text-properties style:text-line-through-style="none" style:text-line-through-type="none" fo:font-size="12pt" style:text-underline-style="none" fo:font-weight="normal" officeooo:rsid="00105556" style:font-size-asian="12pt" style:font-weight-asian="normal" style:font-size-complex="12pt" style:font-weight-complex="normal"/>
    </style:style>
    <style:style style:name="T35" style:family="text">
      <style:text-properties style:text-line-through-style="none" style:text-line-through-type="none" style:text-underline-style="none" officeooo:rsid="00062ef7"/>
    </style:style>
    <style:style style:name="T36" style:family="text">
      <style:text-properties style:text-line-through-style="none" style:text-line-through-type="none" style:text-underline-style="none" officeooo:rsid="0016d63b"/>
    </style:style>
    <style:style style:name="T37" style:family="text">
      <style:text-properties style:text-line-through-style="none" style:text-line-through-type="none" style:text-underline-style="none" officeooo:rsid="001788c7"/>
    </style:style>
    <style:style style:name="T38" style:family="text">
      <style:text-properties style:text-line-through-style="none" style:text-line-through-type="none" officeooo:rsid="000df8a9"/>
    </style:style>
    <style:style style:name="T39" style:family="text">
      <style:text-properties fo:language="en" fo:country="US" officeooo:rsid="00030701"/>
    </style:style>
    <style:style style:name="T40" style:family="text">
      <style:text-properties fo:language="en" fo:country="US" fo:font-weight="bold" officeooo:rsid="00062ef7" style:font-weight-asian="bold" style:font-weight-complex="bold"/>
    </style:style>
    <style:style style:name="T41" style:family="text">
      <style:text-properties fo:language="en" fo:country="US" fo:font-weight="bold" officeooo:rsid="000f37ba" style:font-weight-asian="bold" style:font-weight-complex="bold"/>
    </style:style>
    <style:style style:name="T42" style:family="text">
      <style:text-properties officeooo:rsid="0012e1b7"/>
    </style:style>
    <style:style style:name="T43" style:family="text">
      <style:text-properties officeooo:rsid="001bc2ff"/>
    </style:style>
    <style:style style:name="T44" style:family="text">
      <style:text-properties officeooo:rsid="00153cfc"/>
    </style:style>
    <style:style style:name="T45" style:family="text">
      <style:text-properties officeooo:rsid="001cbadf"/>
    </style:style>
    <style:style style:name="T46" style:family="text">
      <style:text-properties fo:font-size="14pt" style:text-underline-style="solid" style:text-underline-width="auto" style:text-underline-color="font-color" fo:font-weight="bold" officeooo:rsid="00153cfc" style:font-size-asian="14pt" style:font-weight-asian="bold" style:font-size-complex="14pt" style:font-weight-complex="bold"/>
    </style:style>
    <style:style style:name="T47" style:family="text">
      <style:text-properties fo:font-size="14pt" style:text-underline-style="solid" style:text-underline-width="auto" style:text-underline-color="font-color" fo:font-weight="bold" officeooo:rsid="001d20e2" style:font-size-asian="14pt" style:font-weight-asian="bold" style:font-size-complex="14pt" style:font-weight-complex="bold"/>
    </style:style>
    <style:style style:name="T48" style:family="text">
      <style:text-properties officeooo:rsid="002161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1.<text:tab/>Presentación de la idea de negocio</text:p>
      <text:p text:style-name="P3"/>
      <text:p text:style-name="P3">Introducción</text:p>
      <text:p text:style-name="P2"/>
      <text:p text:style-name="P10"><text:span text:style-name="T2"><text:tab/>En los últimos años, <text:s/>el sector que en</text:span><text:span text:style-name="T28">vuelve</text:span><text:span text:style-name="T2"> las TIC ha aumentado a un ritmo </text:span><text:span text:style-name="T28">muy rápido</text:span><text:span text:style-name="T2">, </text:span><text:span text:style-name="T28">favorablemente</text:span><text:span text:style-name="T2"> a la evolución del </text:span><text:span text:style-name="T39">hardware</text:span><text:span text:style-name="T2"> y el desarrollo de aplicaciones. </text:span><text:span text:style-name="T4"><text:s/></text:span><text:span text:style-name="T28">Por eso</text:span><text:span text:style-name="T4"> la tecnología esta cada vez más implantada en el mundo.</text:span></text:p>
      <text:p text:style-name="P2"/>
      <text:p text:style-name="P3">Descripción del producto o servicio</text:p>
      <text:p text:style-name="P2"/>
      <text:p text:style-name="P10"><text:span text:style-name="T2"><text:tab/></text:span><text:span text:style-name="T3">El </text:span><text:span text:style-name="T28">servicio que vamos a </text:span><text:span text:style-name="T29">ofrecer</text:span><text:span text:style-name="T3"> consiste </text:span><text:span text:style-name="T28">en</text:span><text:span text:style-name="T3"> impartir cursos de informática, </text:span><text:span text:style-name="T4">para todos los niveles.</text:span><text:span text:style-name="T35"> </text:span><text:span text:style-name="T37">P</text:span><text:span text:style-name="T36">ara gente nueva que quiera aprender la base de la informática, </text:span><text:span text:style-name="T37">y</text:span><text:span text:style-name="T35"> </text:span><text:span text:style-name="T36">para </text:span><text:span text:style-name="T37">la </text:span><text:span text:style-name="T36">gente que ya sabe algo de informática pero quiere seguir aprendiendo </text:span><text:span text:style-name="T37">y</text:span><text:span text:style-name="T36"> seguir mejorando su nivel.</text:span></text:p>
      <text:p text:style-name="P39"/>
      <text:p text:style-name="P4">Nombre de la empresa y su localización</text:p>
      <text:p text:style-name="P11"/>
      <text:p text:style-name="P22"><text:span text:style-name="T29">El nombre que va ha tener nuestra empresa va a ser “</text:span><text:span text:style-name="T40">TIC</text:span><text:span text:style-name="T41">formation</text:span><text:span text:style-name="T29">”</text:span><text:span text:style-name="T4"> </text:span><text:span text:style-name="T29">y la zona donde va a estar situada la empresa ser</text:span><text:span text:style-name="T42">á</text:span><text:span text:style-name="T29"> en </text:span><text:span text:style-name="T7">San Vicente Del Raspeig.</text:span></text:p>
      <text:p text:style-name="P11"/>
      <text:p text:style-name="P5">2.<text:tab/>Presentación del promotor</text:p>
      <text:p text:style-name="P9"/>
      <text:p text:style-name="P23"><text:span text:style-name="T30"><text:tab/></text:span><text:span text:style-name="T16">Los creadores de la empresa van ha ser </text:span><text:span text:style-name="T20">David Piñuel Bosque, </text:span><text:span text:style-name="T21">que s</text:span><text:span text:style-name="T22">e dedica a la</text:span><text:span text:style-name="T5"> informática </text:span><text:span text:style-name="T29">y</text:span><text:span text:style-name="T5"> </text:span><text:span text:style-name="T29">h</text:span><text:span text:style-name="T5">a realizado sus respectivos grados, </text:span><text:span text:style-name="T29">s</text:span><text:span text:style-name="T5">e dedico trabajar en la empresa familiar como informático y servicio en red de la empresa familiar, </text:span><text:span text:style-name="T29">b</text:span><text:span text:style-name="T5">uen emprendedor, buen trabajador, entusiasta, leal, social, activo. </text:span><text:span text:style-name="T29">Y Héctor Sevila Martínez que se dedica también a la informática y es una persona sociable, positiva, trabajador en equipo y <text:s/>tiene capacidad para dirigir.</text:span></text:p>
      <text:list xml:id="list1328814054" text:style-name="L1">
        <text:list-header>
          <text:p text:style-name="P40"/>
        </text:list-header>
      </text:list>
      <text:p text:style-name="P6">3.<text:tab/>Entorno de la empresa</text:p>
      <text:p text:style-name="P12"/>
      <text:p text:style-name="P19"><text:span text:style-name="T6">El Macroentorno</text:span> de la empresa</text:p>
      <text:p text:style-name="P12"/>
      <text:p text:style-name="P12"/>
      <text:p text:style-name="P20">Factor sociocultural</text:p>
      <text:p text:style-name="P13"/>
      <text:p text:style-name="P27"><text:span text:style-name="T11"><text:tab/></text:span><text:span text:style-name="T18">La informática se ha desarrollado mucho durante estos últimos años, por eso la gente ha tenido que inicializarse en el aprendizaje de las TIC.</text:span></text:p>
      <text:p text:style-name="P13"/>
      <text:p text:style-name="P26"><text:span text:style-name="T11"><text:tab/></text:span><text:span text:style-name="T18">E</text:span><text:span text:style-name="T15">l incremento de la tecnología ha aumentado rápidamente </text:span><text:span text:style-name="T18">e</text:span><text:span text:style-name="T15">n el siglo </text:span><text:span text:style-name="T34">XXI</text:span><text:span text:style-name="T15">, cosa que en España ha generado un gran volumen de negocios como el nuestro.</text:span></text:p>
      <text:p text:style-name="P20"/>
      <text:p text:style-name="P20">Factor Tecnológico</text:p>
      <text:p text:style-name="P13"/>
      <text:p text:style-name="P14"><text:tab/><text:span text:style-name="T27">En los últimos años la informática y la tecnología se ha desarrollado a un nivel muy rápido, <text:s/></text:span><text:span text:style-name="T28">lo cuál ha hecho que este sector incremente notoriamente y se vea favorecido satisfactoriamente de </text:span><text:span text:style-name="T38">cara a un futuro. <text:s/></text:span></text:p>
      <text:p text:style-name="P13"/>
      <text:p text:style-name="P21"><text:soft-page-break/><text:span text:style-name="T8">El M</text:span><text:span text:style-name="T9">i</text:span><text:span text:style-name="T8">croentorno</text:span><text:span text:style-name="T10"> de la empresa</text:span></text:p>
      <text:p text:style-name="P13"/>
      <text:p text:style-name="P24"><text:span text:style-name="T12"><text:tab/>En la zona donde vamos a situar nuestra empresa no hay ninguna empresa similar a la nuestra, por eso creemos que montar la empresa en </text:span><text:span text:style-name="T13">San Vicente del Raspeig</text:span><text:span text:style-name="T12"> puede ser </text:span><text:span text:style-name="T13">una</text:span><text:span text:style-name="T12"> buena oportunidad. </text:span></text:p>
      <text:p text:style-name="P15"/>
      <text:p text:style-name="P24"><text:span text:style-name="T12"><text:tab/></text:span><text:span text:style-name="T13">En Alicante hay varias empresas de cursos de informática que podrían hacernos competencia, pero nosotros hemos decidido situar la empresa en un pueblo que tiene bastantes habitantes, nosotros podemos ofrecer un servicio innovador </text:span><text:span text:style-name="T14">y </text:span><text:span text:style-name="T13">único para la gente </text:span><text:span text:style-name="T14">San Vicente </text:span><text:span text:style-name="T17">y Alicante</text:span><text:span text:style-name="T14"> ya que en esta zona no existe una empresa como la nuestra.</text:span></text:p>
      <text:p text:style-name="P15"><text:tab/></text:p>
      <text:p text:style-name="P24"><text:span text:style-name="T12"><text:tab/></text:span><text:span text:style-name="T13">Dado que en la provincia de Alicante no hay muchas empresas que ofrezcan un servicio similar al nuestro creemos que situar la empresa en esta zona puede ser innovador y beneficioso para la gente del lugar donde montemos la empresa.</text:span></text:p>
      <text:p text:style-name="P18"><text:tab/></text:p>
      <text:p text:style-name="P24"><text:span text:style-name="T13"><text:tab/></text:span><text:span text:style-name="T14">Tendríamos mucha clientela de todas las edades y niveles.</text:span></text:p>
      <text:p text:style-name="P16"><text:tab/></text:p>
      <text:p text:style-name="P29"><text:span text:style-name="T32">4</text:span><text:span text:style-name="T31">.<text:tab/></text:span><text:span text:style-name="T32">DAFO</text:span></text:p>
      <text:p text:style-name="P16"/>
      <text:p text:style-name="P16"/>
      <table:table table:name="Tabla1" table:style-name="Tabla1">
        <table:table-column table:style-name="Tabla1.A"/>
        <table:table-column table:style-name="Tabla1.B"/>
        <table:table-row table:style-name="Tabla1.1">
          <table:table-cell table:style-name="Tabla1.A1" office:value-type="string">
            <text:p text:style-name="P34">Debilidades </text:p>
          </table:table-cell>
          <table:table-cell table:style-name="Tabla1.B1" office:value-type="string">
            <text:p text:style-name="P34">Amenazas</text:p>
          </table:table-cell>
        </table:table-row>
        <table:table-row>
          <table:table-cell table:style-name="Tabla1.A2" office:value-type="string">
            <text:p text:style-name="P35">Ser nuevos en el mercado</text:p>
            <text:p text:style-name="P35"/>
          </table:table-cell>
          <table:table-cell table:style-name="Tabla1.B2" office:value-type="string">
            <text:p text:style-name="P35">Existe <text:span text:style-name="T45">ya </text:span>una empresa igual a la nuestra <text:span text:style-name="T45">en la localidad</text:span></text:p>
            <text:p text:style-name="P35"/>
          </table:table-cell>
        </table:table-row>
        <table:table-row table:style-name="Tabla1.1">
          <table:table-cell table:style-name="Tabla1.A3" office:value-type="string">
            <text:p text:style-name="P34">Fortalezas</text:p>
          </table:table-cell>
          <table:table-cell table:style-name="Tabla1.B3" office:value-type="string">
            <text:p text:style-name="P34">Oportunidades</text:p>
          </table:table-cell>
        </table:table-row>
        <table:table-row>
          <table:table-cell table:style-name="Tabla1.A4" office:value-type="string">
            <text:p text:style-name="P36">Calidad del servicio</text:p>
            <text:p text:style-name="P36">Preparación técnica</text:p>
            <text:p text:style-name="P37"><text:span text:style-name="T23">T</text:span><text:span text:style-name="T19">rabajadores motivados</text:span></text:p>
          </table:table-cell>
          <table:table-cell table:style-name="Tabla1.B4" office:value-type="string">
            <text:p text:style-name="P36">Acceso a las nuevas tecnologías</text:p>
            <text:p text:style-name="P36">Pocas empresas en la localidad</text:p>
            <text:p text:style-name="P36">Avance de las tecnologías</text:p>
          </table:table-cell>
        </table:table-row>
      </table:table>
      <text:p text:style-name="P16"/>
      <text:p text:style-name="P17"/>
      <text:p text:style-name="P28"><text:span text:style-name="T32">5</text:span><text:span text:style-name="T31">.<text:tab/></text:span><text:span text:style-name="T33">Estudio de mercado</text:span></text:p>
      <text:p text:style-name="P42"/>
      <text:p text:style-name="P41"><text:tab/><text:span text:style-name="T48">Cliente fantasma</text:span></text:p>
      <text:p text:style-name="P41"/>
      <text:p text:style-name="P45"/>
      <text:p text:style-name="P31"><text:span text:style-name="T33">6</text:span><text:span text:style-name="T31">.<text:tab/></text:span><text:span text:style-name="T33">Marketing</text:span></text:p>
      <text:p text:style-name="P31"><text:span text:style-name="T33"/></text:p>
      <text:p text:style-name="P47"><text:span text:style-name="T24"><text:tab/></text:span><text:span text:style-name="T25">Nuestro servicio se basa en implantar clases de informática. El servicio que se realiza esta hecho por personas cualificadas, el cliente tendrá una garantía la cual será que en caso de no poder finalizar el curso se le reembolsara el dinero pagado. Habrá diversas formas de pago, en efectivo, con tarjeta, etc... y tendrá varias opciones a la hora de pagar, una de ellas será pagarlo </text:span><text:span text:style-name="T26">al contado o pagarlo a plazos</text:span></text:p>
      <text:p text:style-name="P47"><text:span text:style-name="T25"/></text:p>
      <text:p text:style-name="P47"><text:span text:style-name="T25"/></text:p>
      <text:p text:style-name="P31"><text:soft-page-break/><text:span text:style-name="T43"><text:tab/>N</text:span><text:span text:style-name="T44">uestro nombre seria TICformation, lo hemos elegido por que nuestra empresa va dedicada ha la enseñanza de la informática.</text:span></text:p>
      <text:p text:style-name="P30"><text:tab/></text:p>
      <text:p text:style-name="P30"/>
      <text:p text:style-name="P30"/>
      <text:p text:style-name="P30"/>
      <text:p text:style-name="P30"/>
      <text:p text:style-name="P28"/>
      <text:p text:style-name="P28"/>
      <text:p text:style-name="P28"/>
      <text:p text:style-name="P28"/>
      <text:p text:style-name="P28"/>
      <text:p text:style-name="P28"/>
      <text:p text:style-name="P28"/>
      <text:p text:style-name="P28"/>
      <text:p text:style-name="P28"/>
      <text:p text:style-name="P28"/>
      <text:p text:style-name="P28"><text:span text:style-name="T44"><text:tab/></text:span><text:span text:style-name="T46">Mar</text:span><text:span text:style-name="T47">ke</text:span><text:span text:style-name="T46">ting Digital: SEO</text:span></text:p>
      <text:p text:style-name="P28"/>
      <text:p text:style-name="P25">¿Aqué se refieren las siglas?</text:p>
      <text:p text:style-name="P32"/>
      <text:p text:style-name="P32">Search Engine Optimization </text:p>
      <text:p text:style-name="P32"/>
      <text:p text:style-name="P25">¿En qué consiste? ¿Cuál es su finalidad? ¿Cómo funciona?</text:p>
      <text:p text:style-name="P32"/>
      <text:p text:style-name="P32">En posicionar la pagina lo más alto en el buscador, que al buscar por tu empresa aparezcan las primeras y funciona con las acciones y técnicas que se emplean para mejorar el posicionamiento en los buscadores de los sitios web.</text:p>
      <text:p text:style-name="P32"/>
      <text:p text:style-name="P25">Indica un ejemplo</text:p>
      <text:p text:style-name="P32"/>
      <text:p text:style-name="P33">Black Hat SEO consiste en manipular los ranking de búsqueda utilizando herramientas ofensivas a su beneficio o a beneficio de sus clientes.</text:p>
      <text:p text:style-name="P32"/>
      <text:p text:style-name="P25">¿Crees que esta herramienta digital tiene relevancia en el marketing?</text:p>
      <text:p text:style-name="P32"/>
      <text:p text:style-name="P33">Si, creemos que si por que al crear la pagina web y estar en las primeras posiciones al buscar empresas de cursos de informática puede ser bueno a nuestro favor por que nuestra empresa seria más conocida y tendríamos más clientela.</text:p>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fo:font-weight="bold" officeooo:rsid="00030701" officeooo:paragraph-rsid="00030701" style:font-weight-asian="bold" style:font-weight-complex="bold"/>
    </style:style>
    <style:style style:name="MT1" style:family="text">
      <style:text-properties officeooo:rsid="0010555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lan de Empresa<text:tab/>David Piñuel Bosque/<text:span text:style-name="MT1">Héctor Sevila Martínez</text:span><text:tab/>EIE 2ºSMRB</text:p>
      </style:header>
      <style:footer>
        <text:p text:style-name="Footer"><text:tab/><text:tab/><text:page-number text:select-page="current">2</text:page-number>/<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1T16:03:32.343000000</meta:creation-date>
    <dc:date>2020-11-02T18:59:09.227000000</dc:date>
    <meta:editing-duration>PT1H44M39S</meta:editing-duration>
    <meta:editing-cycles>19</meta:editing-cycles>
    <meta:generator>LibreOffice/6.4.4.2$Windows_X86_64 LibreOffice_project/3d775be2011f3886db32dfd395a6a6d1ca2630ff</meta:generator>
    <meta:document-statistic meta:table-count="1" meta:image-count="0" meta:object-count="0" meta:page-count="3" meta:paragraph-count="54" meta:word-count="742" meta:character-count="4451" meta:non-whitespace-character-count="3730"/>
  </office:meta>
</office:document-meta>
</file>